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0222in" fo:margin-left="0.491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3.8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222in" fo:margin-left="0.491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2.85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4389in" fo:margin-left="0.491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3.271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6056in" fo:margin-left="0.491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5.4382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1">
      <style:paragraph-properties fo:margin-top="0in" fo:margin-bottom="0in" loext:contextual-spacing="false"/>
    </style:style>
    <style:style style:name="P36" style:family="paragraph" style:parent-style-name="Text_20_body" style:list-style-name="L2">
      <style:paragraph-properties fo:margin-top="0in" fo:margin-bottom="0in" loext:contextual-spacing="false"/>
    </style:style>
    <style:style style:name="P37" style:family="paragraph" style:parent-style-name="Text_20_body" style:list-style-name="L3">
      <style:paragraph-properties fo:margin-top="0in" fo:margin-bottom="0in" loext:contextual-spacing="false"/>
    </style:style>
    <style:style style:name="P38" style:family="paragraph" style:parent-style-name="Text_20_body" style:list-style-name="L4">
      <style:paragraph-properties fo:margin-top="0in" fo:margin-bottom="0in" loext:contextual-spacing="false"/>
    </style:style>
    <style:style style:name="P39" style:family="paragraph" style:parent-style-name="Text_20_body" style:list-style-name="L5">
      <style:paragraph-properties fo:margin-top="0in" fo:margin-bottom="0in" loext:contextual-spacing="false"/>
    </style:style>
    <style:style style:name="P40" style:family="paragraph" style:parent-style-name="Text_20_body" style:list-style-name="L6">
      <style:paragraph-properties fo:margin-top="0in" fo:margin-bottom="0in" loext:contextual-spacing="false"/>
    </style:style>
    <style:style style:name="P41" style:family="paragraph" style:parent-style-name="Text_20_body" style:list-style-name="L7">
      <style:paragraph-properties fo:margin-top="0in" fo:margin-bottom="0in" loext:contextual-spacing="false"/>
    </style:style>
    <style:style style:name="P42" style:family="paragraph" style:parent-style-name="Text_20_body" style:list-style-name="L8">
      <style:paragraph-properties fo:margin-top="0in" fo:margin-bottom="0in" loext:contextual-spacing="false"/>
    </style:style>
    <style:style style:name="P43" style:family="paragraph" style:parent-style-name="Text_20_body" style:list-style-name="L9">
      <style:paragraph-properties fo:margin-top="0in" fo:margin-bottom="0in" loext:contextual-spacing="false"/>
    </style:style>
    <style:style style:name="P44" style:family="paragraph" style:parent-style-name="Text_20_body" style:list-style-name="L10">
      <style:paragraph-properties fo:margin-top="0in" fo:margin-bottom="0in" loext:contextual-spacing="false"/>
    </style:style>
    <style:style style:name="P45" style:family="paragraph" style:parent-style-name="Text_20_body" style:list-style-name="L11">
      <style:paragraph-properties fo:margin-top="0in" fo:margin-bottom="0in" loext:contextual-spacing="false"/>
    </style:style>
    <style:style style:name="P46" style:family="paragraph" style:parent-style-name="Text_20_body" style:list-style-name="L12">
      <style:paragraph-properties fo:margin-top="0in" fo:margin-bottom="0in" loext:contextual-spacing="false"/>
    </style:style>
    <style:style style:name="P47" style:family="paragraph" style:parent-style-name="Text_20_body" style:list-style-name="L13">
      <style:paragraph-properties fo:margin-top="0in" fo:margin-bottom="0in" loext:contextual-spacing="false"/>
    </style:style>
    <style:style style:name="P48" style:family="paragraph" style:parent-style-name="Text_20_body" style:list-style-name="L14">
      <style:paragraph-properties fo:margin-top="0in" fo:margin-bottom="0in" loext:contextual-spacing="false"/>
    </style:style>
    <style:style style:name="P49" style:family="paragraph" style:parent-style-name="Text_20_body" style:list-style-name="L15">
      <style:paragraph-properties fo:margin-top="0in" fo:margin-bottom="0in" loext:contextual-spacing="false"/>
    </style:style>
    <style:style style:name="P50" style:family="paragraph" style:parent-style-name="Text_20_body" style:list-style-name="L16">
      <style:paragraph-properties fo:margin-top="0in" fo:margin-bottom="0in" loext:contextual-spacing="false"/>
    </style:style>
    <style:style style:name="P51" style:family="paragraph" style:parent-style-name="Text_20_body" style:list-style-name="L17">
      <style:paragraph-properties fo:margin-top="0in" fo:margin-bottom="0in" loext:contextual-spacing="false"/>
    </style:style>
    <style:style style:name="P52" style:family="paragraph" style:parent-style-name="Text_20_body" style:list-style-name="L18">
      <style:paragraph-properties fo:margin-top="0in" fo:margin-bottom="0in" loext:contextual-spacing="false"/>
    </style:style>
    <style:style style:name="P53" style:family="paragraph" style:parent-style-name="Text_20_body" style:list-style-name="L19">
      <style:paragraph-properties fo:margin-top="0in" fo:margin-bottom="0in" loext:contextual-spacing="false"/>
    </style:style>
    <style:style style:name="P54" style:family="paragraph" style:parent-style-name="Text_20_body" style:list-style-name="L20">
      <style:paragraph-properties fo:margin-top="0in" fo:margin-bottom="0in" loext:contextual-spacing="false"/>
    </style:style>
    <style:style style:name="P55" style:family="paragraph" style:parent-style-name="Text_20_body" style:list-style-name="L21">
      <style:paragraph-properties fo:margin-top="0in" fo:margin-bottom="0in" loext:contextual-spacing="false"/>
    </style:style>
    <style:style style:name="P56" style:family="paragraph" style:parent-style-name="Text_20_body" style:list-style-name="L23">
      <style:paragraph-properties fo:margin-top="0in" fo:margin-bottom="0in" loext:contextual-spacing="false"/>
    </style:style>
    <style:style style:name="P57" style:family="paragraph" style:parent-style-name="Text_20_body" style:list-style-name="L24">
      <style:paragraph-properties fo:margin-top="0in" fo:margin-bottom="0in" loext:contextual-spacing="false"/>
    </style:style>
    <style:style style:name="P58" style:family="paragraph" style:parent-style-name="Text_20_body" style:list-style-name="L26">
      <style:paragraph-properties fo:margin-top="0in" fo:margin-bottom="0in" loext:contextual-spacing="false"/>
    </style:style>
    <style:style style:name="P59" style:family="paragraph" style:parent-style-name="Text_20_body" style:list-style-name="L27">
      <style:paragraph-properties fo:margin-top="0in" fo:margin-bottom="0in" loext:contextual-spacing="false"/>
    </style:style>
    <style:style style:name="P60" style:family="paragraph" style:parent-style-name="Text_20_body" style:list-style-name="L28">
      <style:paragraph-properties fo:margin-top="0in" fo:margin-bottom="0in" loext:contextual-spacing="false"/>
    </style:style>
    <style:style style:name="P61" style:family="paragraph" style:parent-style-name="Text_20_body" style:list-style-name="L29">
      <style:paragraph-properties fo:margin-top="0in" fo:margin-bottom="0in" loext:contextual-spacing="false"/>
    </style:style>
    <style:style style:name="P62" style:family="paragraph" style:parent-style-name="Text_20_body" style:list-style-name="L30">
      <style:paragraph-properties fo:margin-top="0in" fo:margin-bottom="0in" loext:contextual-spacing="false"/>
    </style:style>
    <style:style style:name="P63" style:family="paragraph" style:parent-style-name="Text_20_body" style:list-style-name="L31">
      <style:paragraph-properties fo:margin-top="0in" fo:margin-bottom="0in" loext:contextual-spacing="false"/>
    </style:style>
    <style:style style:name="P64" style:family="paragraph" style:parent-style-name="Text_20_body" style:list-style-name="L32">
      <style:paragraph-properties fo:margin-top="0in" fo:margin-bottom="0in" loext:contextual-spacing="false"/>
    </style:style>
    <style:style style:name="P65" style:family="paragraph" style:parent-style-name="Text_20_body" style:list-style-name="L33">
      <style:paragraph-properties fo:margin-top="0in" fo:margin-bottom="0in" loext:contextual-spacing="false"/>
    </style:style>
    <style:style style:name="P66" style:family="paragraph" style:parent-style-name="Text_20_body" style:list-style-name="L34">
      <style:paragraph-properties fo:margin-top="0in" fo:margin-bottom="0in" loext:contextual-spacing="false"/>
    </style:style>
    <style:style style:name="P67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pythonbasics.org/execute-python-scripts/" text:style-name="Internet_20_link" text:visited-style-name="Visited_20_Internet_20_Link">Run Python programs</text:a></text:p>
      <text:list xml:id="list666286289" text:style-name="L1">
        <text:list-item>
          <text:p text:style-name="P35">Make a Python program that prints your name. </text:p>
        </text:list-item>
        <text:list-item>
          <text:p text:style-name="P1">Make a program that displays the lyrics of a song. </text:p>
        </text:list-item>
      </text:list>
      <text:p text:style-name="Text_20_body"><text:a xlink:type="simple" xlink:href="https://pythonbasics.org/variables/" text:style-name="Internet_20_link" text:visited-style-name="Visited_20_Internet_20_Link">Variables</text:a></text:p>
      <text:list xml:id="list3214366684" text:style-name="L2">
        <text:list-item>
          <text:p text:style-name="P36">Make a program that displays several numbers. </text:p>
        </text:list-item>
        <text:list-item>
          <text:p text:style-name="P36">Make a program that solves and shows the summation of 64 + 32. </text:p>
        </text:list-item>
        <text:list-item>
          <text:p text:style-name="P2">Do the same as in 2, but make it sum x + y. </text:p>
        </text:list-item>
      </text:list>
      <text:p text:style-name="Text_20_body"><text:a xlink:type="simple" xlink:href="https://pythonbasics.org/strings/" text:style-name="Internet_20_link" text:visited-style-name="Visited_20_Internet_20_Link">Strings</text:a></text:p>
      <text:list xml:id="list4149829095" text:style-name="L3">
        <text:list-item>
          <text:p text:style-name="P37">Make a program that displays your favourite actor/actress. </text:p>
        </text:list-item>
        <text:list-item>
          <text:p text:style-name="P37">Try to print the word ‘lucky’ inside s. </text:p>
        </text:list-item>
        <text:list-item>
          <text:p text:style-name="P3">Try to print the day, month, year in the form “Today is 2/2/2016”. </text:p>
        </text:list-item>
      </text:list>
      <text:p text:style-name="Text_20_body"><text:a xlink:type="simple" xlink:href="https://pythonbasics.org/replace/" text:style-name="Internet_20_link" text:visited-style-name="Visited_20_Internet_20_Link">String replace</text:a></text:p>
      <text:list xml:id="list3084614766" text:style-name="L4">
        <text:list-item>
          <text:p text:style-name="P38">Try the replace program </text:p>
        </text:list-item>
        <text:list-item>
          <text:p text:style-name="P38">Can a string be replaced twice? </text:p>
        </text:list-item>
        <text:list-item>
          <text:p text:style-name="P4">Does replace only work with words or also phrases? </text:p>
        </text:list-item>
      </text:list>
      <text:p text:style-name="Text_20_body"><text:a xlink:type="simple" xlink:href="https://pythonbasics.org/string-find/" text:style-name="Internet_20_link" text:visited-style-name="Visited_20_Internet_20_Link">String find</text:a></text:p>
      <text:list xml:id="list2963333048" text:style-name="L5">
        <text:list-item>
          <text:p text:style-name="P39">Find out if string find is case sensitive </text:p>
        </text:list-item>
        <text:list-item>
          <text:p text:style-name="P39">What if a query string appers twice in the string? </text:p>
        </text:list-item>
        <text:list-item>
          <text:p text:style-name="P5">Write a program that asks console input and searches for a query. </text:p>
        </text:list-item>
      </text:list>
      <text:p text:style-name="Text_20_body"><text:a xlink:type="simple" xlink:href="https://pythonbasics.org/join/" text:style-name="Internet_20_link" text:visited-style-name="Visited_20_Internet_20_Link">String join</text:a></text:p>
      <text:list xml:id="list2659092042" text:style-name="L6">
        <text:list-item>
          <text:p text:style-name="P40">Create a list of words and join them, like the example above. </text:p>
        </text:list-item>
        <text:list-item>
          <text:p text:style-name="P6">Try changing the seperator string from a space to an underscore. </text:p>
        </text:list-item>
      </text:list>
      <text:p text:style-name="Text_20_body"><text:a xlink:type="simple" xlink:href="https://pythonbasics.org/split/" text:style-name="Internet_20_link" text:visited-style-name="Visited_20_Internet_20_Link">String split</text:a></text:p>
      <text:list xml:id="list2857758413" text:style-name="L7">
        <text:list-item>
          <text:p text:style-name="P41">Can a string be split on multiple characters? </text:p>
        </text:list-item>
        <text:list-item>
          <text:p text:style-name="P41">Can you split a string this string?: World,Earth,America,Canada </text:p>
        </text:list-item>
        <text:list-item>
          <text:p text:style-name="P7">Given an article, can you split it based on phrases? </text:p>
        </text:list-item>
      </text:list>
      <text:p text:style-name="Text_20_body"><text:a xlink:type="simple" xlink:href="https://pythonbasics.org/random-numbers/" text:style-name="Internet_20_link" text:visited-style-name="Visited_20_Internet_20_Link">Random numbers</text:a></text:p>
      <text:list xml:id="list3946773711" text:style-name="L8">
        <text:list-item>
          <text:p text:style-name="P42">Make a program that creates a random number and stores it into x. </text:p>
        </text:list-item>
        <text:list-item>
          <text:p text:style-name="P42">Make a program that prints 3 random numbers. </text:p>
        </text:list-item>
        <text:list-item>
          <text:p text:style-name="P8">Create a program that generates 100 random numbers and find the frequency of each number. </text:p>
        </text:list-item>
      </text:list>
      <text:p text:style-name="Text_20_body"><text:a xlink:type="simple" xlink:href="https://pythonbasics.org/keyboard-input/" text:style-name="Internet_20_link" text:visited-style-name="Visited_20_Internet_20_Link">Keyboard input</text:a></text:p>
      <text:list xml:id="list3611162651" text:style-name="L9">
        <text:list-item>
          <text:p text:style-name="P43">Make a program that asks a phone number. </text:p>
        </text:list-item>
        <text:list-item>
          <text:p text:style-name="P9">Make a program that asks the users preferred programming language. </text:p>
        </text:list-item>
      </text:list>
      <text:p text:style-name="Text_20_body"><text:soft-page-break/><text:a xlink:type="simple" xlink:href="https://pythonbasics.org/if-statements/" text:style-name="Internet_20_link" text:visited-style-name="Visited_20_Internet_20_Link">If statements</text:a></text:p>
      <text:list xml:id="list3683396072" text:style-name="L10">
        <text:list-item>
          <text:p text:style-name="P44">Make a program that asks the number between 1 and 10. If the number is out of range the program should display “invalid number”. </text:p>
        </text:list-item>
        <text:list-item>
          <text:p text:style-name="P10">Make a program that asks a password. </text:p>
        </text:list-item>
      </text:list>
      <text:p text:style-name="Text_20_body"><text:a xlink:type="simple" xlink:href="https://pythonbasics.org/for-loops/" text:style-name="Internet_20_link" text:visited-style-name="Visited_20_Internet_20_Link">For loops</text:a></text:p>
      <text:list xml:id="list2949503645" text:style-name="L11">
        <text:list-item>
          <text:p text:style-name="P45">Make a program that lists the countries in the set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1</text:p>
          </table:table-cell>
          <table:table-cell table:style-name="Table1.A1" office:value-type="string">
            <text:p text:style-name="P67">clist = ['Canada','USA','Mexico','Australia']</text:p>
          </table:table-cell>
        </table:table-row>
      </table:table>
      <text:list xml:id="list191058307274140" text:continue-numbering="true" text:style-name="L11">
        <text:list-item>
          <text:p text:style-name="P45">Create a loop that counts from 0 to 100 </text:p>
        </text:list-item>
        <text:list-item>
          <text:p text:style-name="P45">Make a multiplication table using a loop </text:p>
        </text:list-item>
        <text:list-item>
          <text:p text:style-name="P45">Output the numbers 1 to 10 backwards using a loop </text:p>
        </text:list-item>
        <text:list-item>
          <text:p text:style-name="P45">Create a loop that counts all even numbers to 10 </text:p>
        </text:list-item>
        <text:list-item>
          <text:p text:style-name="P11">Create a loop that sums the numbers from 100 to 200 </text:p>
        </text:list-item>
      </text:list>
      <text:p text:style-name="Text_20_body"><text:a xlink:type="simple" xlink:href="https://pythonbasics.org/while-loop" text:style-name="Internet_20_link" text:visited-style-name="Visited_20_Internet_20_Link">While loops</text:a></text:p>
      <text:list xml:id="list593866677" text:style-name="L12">
        <text:list-item>
          <text:p text:style-name="P12">Make a program that lists the countries in the set below using a while loop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7">1</text:p>
          </table:table-cell>
          <table:table-cell table:style-name="Table2.A1" office:value-type="string">
            <text:p text:style-name="P67">clist = ["Canada","USA","Mexico"]</text:p>
          </table:table-cell>
        </table:table-row>
      </table:table>
      <text:list xml:id="list191058584749656" text:continue-numbering="true" text:style-name="L12">
        <text:list-item>
          <text:p text:style-name="P12">What’s the difference between a while loop and a for loop?</text:p>
        </text:list-item>
        <text:list-item>
          <text:p text:style-name="P46">Can you sum numbers in a while loop? </text:p>
        </text:list-item>
        <text:list-item>
          <text:p text:style-name="P12">Can a for loop be used inside a while loop? </text:p>
        </text:list-item>
      </text:list>
      <text:p text:style-name="Text_20_body"><text:a xlink:type="simple" xlink:href="https://pythonbasics.org/functions/" text:style-name="Internet_20_link" text:visited-style-name="Visited_20_Internet_20_Link">Functions</text:a></text:p>
      <text:list xml:id="list3333776284" text:style-name="L13">
        <text:list-item>
          <text:p text:style-name="P47">Make a function that sums the list mylist = [1,2,3,4,5] </text:p>
        </text:list-item>
        <text:list-item>
          <text:p text:style-name="P47">Can functions be called inside a function? </text:p>
        </text:list-item>
        <text:list-item>
          <text:p text:style-name="P47">Can a function call itself? (hint: recursion) </text:p>
        </text:list-item>
        <text:list-item>
          <text:p text:style-name="P13">Can variables defined in a function be used in another function? (hint: scope) </text:p>
        </text:list-item>
      </text:list>
      <text:p text:style-name="Text_20_body"><text:a xlink:type="simple" xlink:href="https://pythonbasics.org/list/" text:style-name="Internet_20_link" text:visited-style-name="Visited_20_Internet_20_Link">Lists</text:a></text:p>
      <text:list xml:id="list3692337824" text:style-name="L14">
        <text:list-item>
          <text:p text:style-name="P48">Make a program that displays the states in the U.S.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1</text:p>
          </table:table-cell>
          <table:table-cell table:style-name="Table3.A1" office:value-type="string">
            <text:p text:style-name="P67">states = [ 'Alabama', .. ,'Wyoming' ] </text:p>
          </table:table-cell>
        </table:table-row>
      </table:table>
      <text:list xml:id="list191056525549424" text:continue-numbering="true" text:style-name="L14">
        <text:list-item>
          <text:p text:style-name="P14">Display all states starting with the letter M </text:p>
        </text:list-item>
      </text:list>
      <text:p text:style-name="Text_20_body"><text:a xlink:type="simple" xlink:href="https://pythonbasics.org/list-operations/" text:style-name="Internet_20_link" text:visited-style-name="Visited_20_Internet_20_Link">List operations</text:a></text:p>
      <text:list xml:id="list4058875901" text:style-name="L15">
        <text:list-item>
          <text:p text:style-name="P49">Given the list y = [6,4,2] add the items 12, 8 and 4. </text:p>
        </text:list-item>
        <text:list-item>
          <text:p text:style-name="P15">Change the 2nd item of the list to 3. </text:p>
        </text:list-item>
      </text:list>
      <text:p text:style-name="Text_20_body"><text:a xlink:type="simple" xlink:href="https://pythonbasics.org/sort-list/" text:style-name="Internet_20_link" text:visited-style-name="Visited_20_Internet_20_Link">Sorting list</text:a></text:p>
      <text:list xml:id="list4047741090" text:style-name="L16">
        <text:list-item>
          <text:p text:style-name="P50"><text:soft-page-break/>Given a list with pairs, sort on the first element<text:line-break/>x = [ (3,6),(4,7),(5,9),(8,4),(3,1)] </text:p>
        </text:list-item>
        <text:list-item>
          <text:p text:style-name="P16">Now sort on the second element </text:p>
        </text:list-item>
      </text:list>
      <text:p text:style-name="Text_20_body"><text:a xlink:type="simple" xlink:href="https://pythonbasics.org/range-function/" text:style-name="Internet_20_link" text:visited-style-name="Visited_20_Internet_20_Link">Range function</text:a></text:p>
      <text:list xml:id="list1923407197" text:style-name="L17">
        <text:list-item>
          <text:p text:style-name="P51">Create a list of one thousand numbers </text:p>
        </text:list-item>
        <text:list-item>
          <text:p text:style-name="P51">Get the largest and smallest number from that list </text:p>
        </text:list-item>
        <text:list-item>
          <text:p text:style-name="P17">Create two lists, an even and odd one. </text:p>
        </text:list-item>
      </text:list>
      <text:p text:style-name="Text_20_body"><text:a xlink:type="simple" xlink:href="https://pythonbasics.org/dictionary" text:style-name="Internet_20_link" text:visited-style-name="Visited_20_Internet_20_Link">Dictionary</text:a></text:p>
      <text:list xml:id="list2620977872" text:style-name="L18">
        <text:list-item>
          <text:p text:style-name="P52">Make a mapping from countries to country short codes </text:p>
        </text:list-item>
        <text:list-item>
          <text:p text:style-name="P18">Print each item (key and value) </text:p>
        </text:list-item>
      </text:list>
      <text:p text:style-name="Text_20_body"><text:a xlink:type="simple" xlink:href="https://pythonbasics.org/read-file/" text:style-name="Internet_20_link" text:visited-style-name="Visited_20_Internet_20_Link">Read file</text:a></text:p>
      <text:list xml:id="list1877981368" text:style-name="L19">
        <text:list-item>
          <text:p text:style-name="P53">Read a file and number every line </text:p>
        </text:list-item>
        <text:list-item>
          <text:p text:style-name="P53">Find out what the program does if the file doesn’t exist. </text:p>
        </text:list-item>
        <text:list-item>
          <text:p text:style-name="P19">What happens if you create a file with another user and try to open it? </text:p>
        </text:list-item>
      </text:list>
      <text:p text:style-name="Text_20_body"><text:a xlink:type="simple" xlink:href="https://pythonbasics.org/write-file/" text:style-name="Internet_20_link" text:visited-style-name="Visited_20_Internet_20_Link">Write file</text:a></text:p>
      <text:list xml:id="list2800188367" text:style-name="L20">
        <text:list-item>
          <text:p text:style-name="P54">Write the text “Take it easy” to a file </text:p>
        </text:list-item>
        <text:list-item>
          <text:p text:style-name="P20">Write the line open(“text.txt”) to a file </text:p>
        </text:list-item>
      </text:list>
      <text:p text:style-name="Text_20_body"><text:a xlink:type="simple" xlink:href="https://pythonbasics.org/nested-loops/" text:style-name="Internet_20_link" text:visited-style-name="Visited_20_Internet_20_Link">Nested loops</text:a></text:p>
      <text:list xml:id="list325374664" text:style-name="L21">
        <text:list-item>
          <text:p text:style-name="P55">Given a tic-tac-toe board of 3x3, print every position </text:p>
        </text:list-item>
        <text:list-item>
          <text:p text:style-name="P55">Create a program where every person meets the other<text:line-break/>persons = [ “John”, “Marissa”, “Pete”, “Dayton” ] </text:p>
        </text:list-item>
        <text:list-item>
          <text:p text:style-name="P21">If a normal for loop finishes in n steps O(n), how many steps has a nested loop? </text:p>
        </text:list-item>
      </text:list>
      <text:p text:style-name="Text_20_body"><text:a xlink:type="simple" xlink:href="https://pythonbasics.org/slices/" text:style-name="Internet_20_link" text:visited-style-name="Visited_20_Internet_20_Link">Slices</text:a></text:p>
      <text:list xml:id="list4089916676" text:style-name="L22">
        <text:list-item>
          <text:p text:style-name="P22">Take a slice of the list below: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7">1</text:p>
          </table:table-cell>
          <table:table-cell table:style-name="Table4.A1" office:value-type="string">
            <text:p text:style-name="P67">pizzas = [“Hawai”,”Pepperoni”,”Fromaggi”,”Napolitana”,”Diavoli”]</text:p>
          </table:table-cell>
        </table:table-row>
      </table:table>
      <text:list xml:id="list191056687408288" text:continue-numbering="true" text:style-name="L22">
        <text:list-item>
          <text:p text:style-name="P22">Given the text “Hello World”, take the slice “World”</text:p>
        </text:list-item>
      </text:list>
      <text:p text:style-name="Text_20_body"><text:a xlink:type="simple" xlink:href="https://pythonbasics.org/multiple-return/" text:style-name="Internet_20_link" text:visited-style-name="Visited_20_Internet_20_Link">Multiple return</text:a></text:p>
      <text:list xml:id="list3262384675" text:style-name="L23">
        <text:list-item>
          <text:p text:style-name="P56">Create a function that returns a,b and a+b </text:p>
        </text:list-item>
        <text:list-item>
          <text:p text:style-name="P23">Create a function that returns 5 variables </text:p>
        </text:list-item>
      </text:list>
      <text:p text:style-name="Text_20_body"><text:a xlink:type="simple" xlink:href="https://pythonbasics.org/scope/" text:style-name="Internet_20_link" text:visited-style-name="Visited_20_Internet_20_Link">Scope</text:a></text:p>
      <text:list xml:id="list153307937" text:style-name="L24">
        <text:list-item>
          <text:p text:style-name="P57">Add a function reduce amount that changes the variable balance </text:p>
        </text:list-item>
        <text:list-item>
          <text:p text:style-name="P24">Create a function with a local variable </text:p>
        </text:list-item>
      </text:list>
      <text:p text:style-name="Text_20_body"><text:soft-page-break/><text:a xlink:type="simple" xlink:href="https://pythonbasics.org/time-and-date/" text:style-name="Internet_20_link" text:visited-style-name="Visited_20_Internet_20_Link">Time and date</text:a></text:p>
      <text:list xml:id="list1430320411" text:style-name="L25">
        <text:list-item>
          <text:p text:style-name="P25">Print the date in format year-month-day </text:p>
        </text:list-item>
      </text:list>
      <text:p text:style-name="Text_20_body"><text:a xlink:type="simple" xlink:href="https://pythonbasics.org/try-except/" text:style-name="Internet_20_link" text:visited-style-name="Visited_20_Internet_20_Link">Try except</text:a></text:p>
      <text:list xml:id="list2025888924" text:style-name="L26">
        <text:list-item>
          <text:p text:style-name="P58">Can try-except be used to catch invalid keyboard input? </text:p>
        </text:list-item>
        <text:list-item>
          <text:p text:style-name="P58">Can try-except catch the error if a file can’t be opened? </text:p>
        </text:list-item>
        <text:list-item>
          <text:p text:style-name="P26">When would you not use try-except? </text:p>
        </text:list-item>
      </text:list>
      <text:h text:style-name="Heading_20_3" text:outline-level="3"><text:bookmark text:name="OOP-exercises"/>OOP exercises</text:h>
      <text:p text:style-name="Text_20_body"><text:a xlink:type="simple" xlink:href="https://pythonbasics.org/class/" text:style-name="Internet_20_link" text:visited-style-name="Visited_20_Internet_20_Link">Class</text:a></text:p>
      <text:list xml:id="list4156579427" text:style-name="L27">
        <text:list-item>
          <text:p text:style-name="P59">Can you have more than one class in a file? </text:p>
        </text:list-item>
        <text:list-item>
          <text:p text:style-name="P59">Can multiple objects be created from the same class? </text:p>
        </text:list-item>
        <text:list-item>
          <text:p text:style-name="P59">Can objects create classes? </text:p>
        </text:list-item>
        <text:list-item>
          <text:p text:style-name="P59">Using the code above, create another object </text:p>
        </text:list-item>
        <text:list-item>
          <text:p text:style-name="P27">Add a method to the class: location() </text:p>
        </text:list-item>
      </text:list>
      <text:p text:style-name="Text_20_body"><text:a xlink:type="simple" xlink:href="https://pythonbasics.org/getter-and-setter/" text:style-name="Internet_20_link" text:visited-style-name="Visited_20_Internet_20_Link">Getter and setter</text:a></text:p>
      <text:list xml:id="list4139350168" text:style-name="L28">
        <text:list-item>
          <text:p text:style-name="P60">Add a variable age and create a getter and setter </text:p>
        </text:list-item>
        <text:list-item>
          <text:p text:style-name="P28">Why would you use getter and setter methods? </text:p>
        </text:list-item>
      </text:list>
      <text:p text:style-name="Text_20_body"><text:a xlink:type="simple" xlink:href="https://pythonbasics.org/modules/" text:style-name="Internet_20_link" text:visited-style-name="Visited_20_Internet_20_Link">Modules</text:a></text:p>
      <text:list xml:id="list3471379420" text:style-name="L29">
        <text:list-item>
          <text:p text:style-name="P61">Import the math module and call the sin function </text:p>
        </text:list-item>
        <text:list-item>
          <text:p text:style-name="P29">Create your own module with the function snake() </text:p>
        </text:list-item>
      </text:list>
      <text:p text:style-name="Text_20_body"><text:a xlink:type="simple" xlink:href="https://pythonbasics.org/inheritance/" text:style-name="Internet_20_link" text:visited-style-name="Visited_20_Internet_20_Link">Inheritance</text:a></text:p>
      <text:list xml:id="list3309791120" text:style-name="L30">
        <text:list-item>
          <text:p text:style-name="P62">Create a new class that inherits from the class App </text:p>
        </text:list-item>
        <text:list-item>
          <text:p text:style-name="P30">Try to create a class that inherits from two super classes (multiple inheritance) </text:p>
        </text:list-item>
      </text:list>
      <text:p text:style-name="Text_20_body"><text:a xlink:type="simple" xlink:href="https://pythonbasics.org/static-method/" text:style-name="Internet_20_link" text:visited-style-name="Visited_20_Internet_20_Link">Static method</text:a></text:p>
      <text:list xml:id="list766546362" text:style-name="L31">
        <text:list-item>
          <text:p text:style-name="P63">Can a method inside a class be called without creating an object? </text:p>
        </text:list-item>
        <text:list-item>
          <text:p text:style-name="P31">Why does not everybody like static methods? </text:p>
        </text:list-item>
      </text:list>
      <text:p text:style-name="Text_20_body"><text:a xlink:type="simple" xlink:href="https://pythonbasics.org/iterable/" text:style-name="Internet_20_link" text:visited-style-name="Visited_20_Internet_20_Link">Iterable</text:a></text:p>
      <text:list xml:id="list3554324443" text:style-name="L32">
        <text:list-item>
          <text:p text:style-name="P64">What is an iterable? </text:p>
        </text:list-item>
        <text:list-item>
          <text:p text:style-name="P32">Which types of data can be used with an iterable? </text:p>
        </text:list-item>
      </text:list>
      <text:p text:style-name="Text_20_body"><text:a xlink:type="simple" xlink:href="https://pythonbasics.org/classmethod/" text:style-name="Internet_20_link" text:visited-style-name="Visited_20_Internet_20_Link">Classmethod</text:a></text:p>
      <text:list xml:id="list3648228529" text:style-name="L33">
        <text:list-item>
          <text:p text:style-name="P65">What is a classmethod? </text:p>
        </text:list-item>
        <text:list-item>
          <text:p text:style-name="P33">How does a classmethod differ from a staticmethod? </text:p>
        </text:list-item>
      </text:list>
      <text:p text:style-name="Text_20_body"><text:a xlink:type="simple" xlink:href="https://pythonbasics.org/multiple-inheritance/" text:style-name="Internet_20_link" text:visited-style-name="Visited_20_Internet_20_Link">Multiple inheritance</text:a></text:p>
      <text:list xml:id="list950537681" text:style-name="L34">
        <text:list-item>
          <text:p text:style-name="P66"><text:soft-page-break/>Do all programming languages support multiple inheritance? </text:p>
        </text:list-item>
        <text:list-item>
          <text:p text:style-name="P66">Why would you not use multiple inheritance? </text:p>
        </text:list-item>
        <text:list-item>
          <text:p text:style-name="P34">Is there a limit to the number of classes you can inherit from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9:09:51.133612222</meta:creation-date>
    <dc:date>2019-08-09T19:10:56.153697953</dc:date>
    <meta:editing-duration>PT1M6S</meta:editing-duration>
    <meta:editing-cycles>1</meta:editing-cycles>
    <meta:document-statistic meta:table-count="4" meta:image-count="0" meta:object-count="0" meta:page-count="5" meta:paragraph-count="132" meta:word-count="1009" meta:character-count="5270" meta:non-whitespace-character-count="4398"/>
    <meta:generator>LibreOffice/5.3.6.1$Linux_X86_64 LibreOffice_project/30$Build-1</meta:generator>
  </office:meta>
</office:document-meta>
</file>